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 8-20-23 at 5:58 pm I saw Robert Sterio and Sophie Green leaving the premise carrying blankets and pillows drove off with the nissan car.</text:p>
      <text:p text:style-name="Standard"/>
      <text:p text:style-name="Standard">Just at 5:25 pm prior, I sent text to my landlord about the loud hissing sound I hear every time the unit below me, which is occupied by Robert, Sophie, and Robert's son, uses their bathroom fixtures. The hissing sound has been like this for some years now, more than two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ky Ranger</meta:initial-creator>
    <meta:creation-date>2023-08-20T18:01:07.35</meta:creation-date>
    <dc:date>2023-08-20T18:15:01.13</dc:date>
    <dc:creator>Sky Ranger</dc:creator>
    <meta:editing-duration>PT13M54S</meta:editing-duration>
    <meta:editing-cycles>3</meta:editing-cycles>
    <meta:generator>OpenOffice/4.1.13$Win32 OpenOffice.org_project/4113m1$Build-9810</meta:generator>
    <meta:document-statistic meta:table-count="0" meta:image-count="0" meta:object-count="0" meta:page-count="1" meta:paragraph-count="2" meta:word-count="77" meta:character-count="418"/>
  </office:meta>
</office:document-meta>
</file>